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 Neue" svg:font-family="Helvetica Neue"/>
  </office:font-face-decls>
  <office:automatic-styles>
    <style:style style:name="P1" style:family="paragraph" style:parent-style-name="Standard">
      <style:paragraph-properties fo:margin-bottom="0.0694in"/>
      <style:text-properties style:font-name="Helvetica Neue" fo:font-size="28.0pt" fo:background-color="#f5f1e6"/>
    </style:style>
    <style:style style:name="P2" style:family="paragraph" style:parent-style-name="Standard">
      <style:paragraph-properties fo:margin-bottom="0.0694in"/>
      <style:text-properties style:font-name="Helvetica Neue" fo:font-size="14.0pt" fo:color="#0044fe" fo:background-color="#f5f1e6"/>
    </style:style>
    <style:style style:name="P3" style:family="paragraph" style:parent-style-name="Standard">
      <style:paragraph-properties fo:margin-bottom="0.1389in"/>
      <style:text-properties style:font-name="Helvetica Neue" fo:font-size="12.0pt" fo:color="#434343" fo:background-color="#f5f1e6"/>
    </style:style>
    <style:style style:name="P4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Helvetica Neue" fo:font-size="12.0pt" fo:color="#434343" fo:background-color="#f5f1e6"/>
    </style:style>
    <style:style style:name="T1" style:family="text">
      <style:text-properties fo:font-weight="bold" fo:font-weight-asian="bold" fo:font-weight-complex="bold" fo:letter-spacing="-0.0139in"/>
    </style:style>
    <style:style style:name="T2" style:family="text">
      <style:text-properties fo:letter-spacing="-0.0139in"/>
    </style:style>
    <style:style style:name="T3" style:family="text">
      <style:text-properties fo:font-weight="bold" fo:font-weight-asian="bold" fo:font-weight-complex="bold"/>
    </style:style>
    <style:style style:name="T4" style:family="text">
      <style:text-properties fo:font-style="italic" fo:font-style-asian="italic" fo:font-style-complex="italic" fo:font-weight="bold" fo:font-weight-asian="bold" fo:font-weight-complex="bold"/>
    </style:style>
    <style:style style:name="T5" style:family="text">
      <style:text-properties fo:color="#d88d35"/>
    </style:style>
    <style:style style:name="T6" style:family="text">
      <style:text-properties fo:font-style="italic" fo:font-style-asian="italic" fo:font-style-complex="italic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bullet text:level="1" text:bullet-char="•">
        <style:list-level-properties text:space-before="0.25in" text:min-label-width="0.25in"/>
      </text:list-level-style-bullet>
    </text:list-style>
  </office:automatic-styles>
  <office:body>
    <office:text>
      <text:p text:style-name="P1"><text:a xlink:type="simple" xlink:href="http://www.rebeccaandtheworld.com/ausandoceania/papua-new-guinea/papua-guinea/"><text:span text:style-name="T1">How much do you know about Papua New Guinea?</text:span></text:a></text:p>
      <text:p text:style-name="P2"><text:span text:style-name="T2">http://www.rebeccaandtheworld.com/ausandoceania/papua-new-guinea/papua-guinea/</text:span></text:p>
      <text:p text:style-name="P3"><text:span text:style-name="T3">I’ve been living in Papua New Guinea for seven weeks now, and many in the blogging world have asked me: “Where exactly </text:span><text:span text:style-name="T4">is </text:span><text:span text:style-name="T3">Papua New Guinea?”</text:span></text:p>
      <text:p text:style-name="P3">Good question. This is a country that is certainly off the travel radar, and for my friends in the US or Europe, it’s not likely that PNG would make the nightly news too often.</text:p>
      <text:p text:style-name="P3">PNG, despite its rugged, mountainous beauty, uncrowded white sand beaches, amazing dive sites, remote tribes and unique birds and wildlife, remains virtually untouched by tourism. As <text:a xlink:type="simple" xlink:href="http://wikitravel.org/en/Papua_New_Guinea"><text:span text:style-name="T5">Wikitravel</text:span></text:a><text:s/>describes it, beyond the few places that have been developed for tourism, “PNG is 120% adventure travel and not for the inexperienced or faint of heart.”</text:p>
      <text:p text:style-name="P3"> Well, given it’s my new home I thought I’d share a few facts for those not so familiar with this South Pacific country. </text:p>
      <text:p text:style-name="P4"><text:tab/>•<text:tab/>Papua New Guinea is an island country in the South Pacific ocean</text:p>
      <text:list text:style-name="L1">
        <text:list-item>
          <text:p text:style-name="P4">The country shares a border with Indonesia, and is 160km north of Australia</text:p>
        </text:list-item>
      </text:list>
      <text:list text:style-name="L1">
        <text:list-item>
          <text:p text:style-name="P4">The country has a population of around 6-7 million people</text:p>
        </text:list-item>
        <text:list-item>
          <text:p text:style-name="P4">The capital city is Port Moresby, however only 18 percent of people live in urban centres</text:p>
        </text:list-item>
        <text:list-item>
          <text:p text:style-name="P4">Of this fairly small population, there are over 800 languages spoken in Papua New Guinea – more than any other country</text:p>
        </text:list-item>
        <text:list-item>
          <text:p text:style-name="P4">Most adults speak around three languages – and often many more!</text:p>
        </text:list-item>
        <text:list-item>
          <text:p text:style-name="P4">The three official languages are English, Tok Pisin (Pidgin English) and Motu</text:p>
        </text:list-item>
      </text:list>
      <text:list text:style-name="L1">
        <text:list-item>
          <text:p text:style-name="P4">The country gained its independence from Australia in 1975, but prior to being a colony of Australia it was ruled by Germany (the northern half of the country) and Britain (southern half)</text:p>
        </text:list-item>
        <text:list-item>
          <text:p text:style-name="P4">The first recorded sighting of Papua New Guinea occurred in 1512; the first landing was by the Portuguese and the country was named <text:span text:style-name="T6">Ilhas dos Papuas</text:span><text:s/>meaning Land of the Fuzzy Hair</text:p>
        </text:list-item>
        <text:list-item>
          <text:p text:style-name="P4">There are around 500 airports, and air and sea are the easiest ways to get around the country because of its mountainous terrain</text:p>
        </text:list-item>
        <text:list-item>
          <text:p text:style-name="P4">There are still some parts of the country which remain unexplored, mostly because of that mountainous terrain</text:p>
        </text:list-item>
      </text:list>
      <text:list text:style-name="L1">
        <text:list-item>
          <text:p text:style-name="P4">Every year, new species of flora and fauna are discovered, and many more undiscovered species are thought to exist</text:p>
        </text:list-item>
        <text:list-item>
          <text:p text:style-name="P4">Kina is the currency of the country and it is comprised of 100 toea (pronounced toy-ah); kina means shell</text:p>
        </text:list-item>
      </text:list>
      <text:list text:style-name="L1">
        <text:list-item>
          <text:p text:style-name="P4">Pigs remain highly valuable; run over one and you can expect to pay a fairly high price to compensate its owner</text:p>
        </text:list-item>
        <text:list-item>
          <text:p text:style-name="P4">One of the country’s favourite sports is rugby league</text:p>
        </text:list-item>
        <text:list-item>
          <text:p text:style-name="P4">The majority of the population live in traditional societies and practice subsistence-based agriculture</text:p>
        </text:list-item>
        <text:list-item>
          <text:p text:style-name="P4">Tribal warfare still exists throughout the country, and can shut down areas of the country (mostly remote areas) from time to time</text:p>
        </text:list-item>
        <text:list-item>
          <text:p text:style-name="P4">Head-hunting and cannibalism have mostly been wiped out, but is believed to exist in some areas of the country still</text:p>
        </text:list-item>
      </text:list>
      <text:list text:style-name="L1">
        <text:list-item>
          <text:p text:style-name="P4">Port Moresby is considered one of the most dangerous cities in the world, with high levels of violent crime and <text:span text:style-name="T6">raskols</text:span><text:s/>who are responsible for indiscriminate crime</text:p>
        </text:list-item>
        <text:list-item>
          <text:p text:style-name="P4">Because of this, you can expect to see a hell of a lot of barb wire and razor wire around the city</text:p>
        </text:list-item>
        <text:list-item>
          <text:p text:style-name="P4">I’m not a beer drinker, but according to my boyfriend the local brew, SP Lager (short for South Pacific), is pretty damn good!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138.32</meta:generator>
    <meta:initial-creator>Uku-Kaarel Jõesaar</meta:initial-creator>
  </office:meta>
</office:document-meta>
</file>